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margin-left="0.25in" fo:margin-top="0.1665in" fo:margin-bottom="0.1665in" style:contextual-spacing="false" fo:line-height="100%" style:page-number="1">
        <style:tab-stops>
          <style:tab-stop style:position="2.2535in"/>
        </style:tab-stops>
      </style:paragraph-properties>
    </style:style>
    <style:style style:name="P2" style:family="paragraph" style:parent-style-name="normal">
      <style:paragraph-properties fo:margin-left="0.25in" fo:margin-top="0.1665in" fo:margin-bottom="0.1665in" style:contextual-spacing="false" fo:line-height="100%"/>
    </style:style>
    <style:style style:name="P3" style:family="paragraph" style:parent-style-name="normal" style:list-style-name="WWNum20">
      <style:paragraph-properties fo:margin-left="0.5in" fo:margin-top="0.1665in" fo:margin-bottom="0in" style:contextual-spacing="false" fo:line-height="100%" fo:text-indent="-0.25in" style:auto-text-indent="false"/>
    </style:style>
    <style:style style:name="P4" style:family="paragraph" style:parent-style-name="normal" style:list-style-name="WWNum20">
      <style:paragraph-properties fo:margin-left="0.5in" fo:margin-top="0in" fo:margin-bottom="0in" style:contextual-spacing="false" fo:line-height="100%" fo:text-indent="-0.25in" style:auto-text-indent="false"/>
    </style:style>
    <style:style style:name="P5" style:family="paragraph" style:parent-style-name="normal" style:list-style-name="WWNum20">
      <style:paragraph-properties fo:margin-left="0.5in" fo:margin-top="0in" fo:margin-bottom="0.1665in" style:contextual-spacing="false" fo:line-height="100%" fo:text-indent="-0.25in" style:auto-text-indent="false"/>
    </style:style>
    <style:style style:name="P6" style:family="paragraph" style:parent-style-name="normal" style:list-style-name="WWNum7">
      <style:paragraph-properties fo:margin-left="0.5in" fo:margin-top="0.1665in" fo:margin-bottom="0in" style:contextual-spacing="false" fo:line-height="100%" fo:text-indent="-0.25in" style:auto-text-indent="false"/>
    </style:style>
    <style:style style:name="P7" style:family="paragraph" style:parent-style-name="normal" style:list-style-name="WWNum7">
      <style:paragraph-properties fo:margin-left="0.5in" fo:margin-top="0in" fo:margin-bottom="0in" style:contextual-spacing="false" fo:line-height="100%" fo:text-indent="-0.25in" style:auto-text-indent="false"/>
    </style:style>
    <style:style style:name="P8" style:family="paragraph" style:parent-style-name="normal" style:list-style-name="WWNum7">
      <style:paragraph-properties fo:margin-left="1in" fo:margin-top="0in" fo:margin-bottom="0.1665in" style:contextual-spacing="false" fo:line-height="100%" fo:text-indent="-0.25in" style:auto-text-indent="false"/>
    </style:style>
    <style:style style:name="P9" style:family="paragraph" style:parent-style-name="normal" style:list-style-name="WWNum31">
      <style:paragraph-properties fo:margin-left="0.5in" fo:margin-top="0.1665in" fo:margin-bottom="0in" style:contextual-spacing="false" fo:line-height="100%" fo:text-indent="-0.25in" style:auto-text-indent="false"/>
    </style:style>
    <style:style style:name="P10" style:family="paragraph" style:parent-style-name="normal" style:list-style-name="WWNum31">
      <style:paragraph-properties fo:margin-left="0.5in" fo:margin-top="0in" fo:margin-bottom="0in" style:contextual-spacing="false" fo:line-height="100%" fo:text-indent="-0.25in" style:auto-text-indent="false"/>
    </style:style>
    <style:style style:name="P11" style:family="paragraph" style:parent-style-name="normal" style:list-style-name="WWNum31">
      <style:paragraph-properties fo:margin-left="0.5in" fo:margin-top="0in" fo:margin-bottom="0.1665in" style:contextual-spacing="false" fo:line-height="100%" fo:text-indent="-0.25in" style:auto-text-indent="false"/>
    </style:style>
    <style:style style:name="P12" style:family="paragraph" style:parent-style-name="normal">
      <style:paragraph-properties fo:margin-top="0.1665in" fo:margin-bottom="0.1665in" style:contextual-spacing="false" fo:line-height="100%"/>
    </style:style>
    <style:style style:name="P13" style:family="paragraph" style:parent-style-name="normal" style:list-style-name="WWNum12">
      <style:paragraph-properties fo:margin-left="0.5in" fo:margin-top="0.1665in" fo:margin-bottom="0in" style:contextual-spacing="false" fo:line-height="100%" fo:text-indent="-0.25in" style:auto-text-indent="false"/>
    </style:style>
    <style:style style:name="P14" style:family="paragraph" style:parent-style-name="normal" style:list-style-name="WWNum12">
      <style:paragraph-properties fo:margin-left="0.5in" fo:margin-top="0in" fo:margin-bottom="0in" style:contextual-spacing="false" fo:line-height="100%" fo:text-indent="-0.25in" style:auto-text-indent="false"/>
    </style:style>
    <style:style style:name="P15" style:family="paragraph" style:parent-style-name="normal" style:list-style-name="WWNum12">
      <style:paragraph-properties fo:margin-left="1in" fo:margin-top="0in" fo:margin-bottom="0.1665in" style:contextual-spacing="false" fo:line-height="100%" fo:text-indent="-0.25in" style:auto-text-indent="false"/>
    </style:style>
    <style:style style:name="P16" style:family="paragraph" style:parent-style-name="normal" style:list-style-name="WWNum19">
      <style:paragraph-properties fo:margin-left="0.5in" fo:margin-top="0.1665in" fo:margin-bottom="0in" style:contextual-spacing="false" fo:line-height="100%" fo:text-indent="-0.25in" style:auto-text-indent="false"/>
    </style:style>
    <style:style style:name="P17" style:family="paragraph" style:parent-style-name="normal" style:list-style-name="WWNum19">
      <style:paragraph-properties fo:margin-left="0.5in" fo:margin-top="0in" fo:margin-bottom="0in" style:contextual-spacing="false" fo:line-height="100%" fo:text-indent="-0.25in" style:auto-text-indent="false"/>
    </style:style>
    <style:style style:name="P18" style:family="paragraph" style:parent-style-name="normal" style:list-style-name="WWNum19">
      <style:paragraph-properties fo:margin-left="1in" fo:margin-top="0in" fo:margin-bottom="0in" style:contextual-spacing="false" fo:line-height="100%" fo:text-indent="-0.25in" style:auto-text-indent="false"/>
    </style:style>
    <style:style style:name="P19" style:family="paragraph" style:parent-style-name="normal" style:list-style-name="WWNum19">
      <style:paragraph-properties fo:margin-left="0.5in" fo:margin-top="0in" fo:margin-bottom="0.1665in" style:contextual-spacing="false" fo:line-height="100%" fo:text-indent="-0.25in" style:auto-text-indent="false"/>
    </style:style>
    <style:style style:name="P20" style:family="paragraph" style:parent-style-name="normal" style:list-style-name="WWNum2">
      <style:paragraph-properties fo:margin-left="0.5in" fo:margin-top="0.1665in" fo:margin-bottom="0in" style:contextual-spacing="false" fo:line-height="100%" fo:text-indent="-0.25in" style:auto-text-indent="false"/>
    </style:style>
    <style:style style:name="P21" style:family="paragraph" style:parent-style-name="normal" style:list-style-name="WWNum2">
      <style:paragraph-properties fo:margin-left="0.5in" fo:margin-top="0in" fo:margin-bottom="0in" style:contextual-spacing="false" fo:line-height="100%" fo:text-indent="-0.25in" style:auto-text-indent="false"/>
    </style:style>
    <style:style style:name="P22" style:family="paragraph" style:parent-style-name="normal" style:list-style-name="WWNum2">
      <style:paragraph-properties fo:margin-left="1in" fo:margin-top="0in" fo:margin-bottom="0in" style:contextual-spacing="false" fo:line-height="100%" fo:text-indent="-0.25in" style:auto-text-indent="false"/>
    </style:style>
    <style:style style:name="P23" style:family="paragraph" style:parent-style-name="normal" style:list-style-name="WWNum2">
      <style:paragraph-properties fo:margin-left="0.5in" fo:margin-top="0in" fo:margin-bottom="0.1665in" style:contextual-spacing="false" fo:line-height="100%" fo:text-indent="-0.25in" style:auto-text-indent="false"/>
    </style:style>
    <style:style style:name="P24" style:family="paragraph" style:parent-style-name="normal" style:list-style-name="WWNum30">
      <style:paragraph-properties fo:margin-left="0.5in" fo:margin-top="0.1665in" fo:margin-bottom="0in" style:contextual-spacing="false" fo:line-height="100%" fo:text-indent="-0.25in" style:auto-text-indent="false"/>
    </style:style>
    <style:style style:name="P25" style:family="paragraph" style:parent-style-name="normal" style:list-style-name="WWNum30">
      <style:paragraph-properties fo:margin-left="0.5in" fo:margin-top="0in" fo:margin-bottom="0in" style:contextual-spacing="false" fo:line-height="100%" fo:text-indent="-0.25in" style:auto-text-indent="false"/>
    </style:style>
    <style:style style:name="P26" style:family="paragraph" style:parent-style-name="normal" style:list-style-name="WWNum30">
      <style:paragraph-properties fo:margin-left="0.5in" fo:margin-top="0in" fo:margin-bottom="0.1665in" style:contextual-spacing="false" fo:line-height="100%" fo:text-indent="-0.25in" style:auto-text-indent="false"/>
    </style:style>
    <style:style style:name="P27" style:family="paragraph" style:parent-style-name="normal" style:list-style-name="WWNum8">
      <style:paragraph-properties fo:margin-left="0.5in" fo:margin-top="0.1665in" fo:margin-bottom="0in" style:contextual-spacing="false" fo:line-height="100%" fo:text-indent="-0.25in" style:auto-text-indent="false"/>
    </style:style>
    <style:style style:name="P28" style:family="paragraph" style:parent-style-name="normal" style:list-style-name="WWNum8">
      <style:paragraph-properties fo:margin-left="0.5in" fo:margin-top="0in" fo:margin-bottom="0in" style:contextual-spacing="false" fo:line-height="100%" fo:text-indent="-0.25in" style:auto-text-indent="false"/>
    </style:style>
    <style:style style:name="P29" style:family="paragraph" style:parent-style-name="normal" style:list-style-name="WWNum8">
      <style:paragraph-properties fo:margin-left="1in" fo:margin-top="0in" fo:margin-bottom="0in" style:contextual-spacing="false" fo:line-height="100%" fo:text-indent="-0.25in" style:auto-text-indent="false"/>
    </style:style>
    <style:style style:name="P30" style:family="paragraph" style:parent-style-name="normal" style:list-style-name="WWNum8">
      <style:paragraph-properties fo:margin-left="1in" fo:margin-top="0in" fo:margin-bottom="0.1665in" style:contextual-spacing="false" fo:line-height="100%" fo:text-indent="-0.25in" style:auto-text-indent="false"/>
    </style:style>
    <style:style style:name="P31" style:family="paragraph" style:parent-style-name="normal" style:list-style-name="WWNum9">
      <style:paragraph-properties fo:margin-left="0.5in" fo:margin-top="0.1665in" fo:margin-bottom="0in" style:contextual-spacing="false" fo:line-height="100%" fo:text-indent="-0.25in" style:auto-text-indent="false"/>
    </style:style>
    <style:style style:name="P32" style:family="paragraph" style:parent-style-name="normal" style:list-style-name="WWNum9">
      <style:paragraph-properties fo:margin-left="0.5in" fo:margin-top="0in" fo:margin-bottom="0in" style:contextual-spacing="false" fo:line-height="100%" fo:text-indent="-0.25in" style:auto-text-indent="false"/>
    </style:style>
    <style:style style:name="P33" style:family="paragraph" style:parent-style-name="normal" style:list-style-name="WWNum9">
      <style:paragraph-properties fo:margin-left="0.5in" fo:margin-top="0in" fo:margin-bottom="0.1665in" style:contextual-spacing="false" fo:line-height="100%" fo:text-indent="-0.25in" style:auto-text-indent="false"/>
    </style:style>
    <style:style style:name="P34" style:family="paragraph" style:parent-style-name="normal" style:list-style-name="WWNum27">
      <style:paragraph-properties fo:margin-left="0.5in" fo:margin-top="0.1665in" fo:margin-bottom="0in" style:contextual-spacing="false" fo:line-height="100%" fo:text-indent="-0.25in" style:auto-text-indent="false"/>
    </style:style>
    <style:style style:name="P35" style:family="paragraph" style:parent-style-name="normal" style:list-style-name="WWNum27">
      <style:paragraph-properties fo:margin-left="0.5in" fo:margin-top="0in" fo:margin-bottom="0in" style:contextual-spacing="false" fo:line-height="100%" fo:text-indent="-0.25in" style:auto-text-indent="false"/>
    </style:style>
    <style:style style:name="P36" style:family="paragraph" style:parent-style-name="normal" style:list-style-name="WWNum27">
      <style:paragraph-properties fo:margin-left="0.5in" fo:margin-top="0in" fo:margin-bottom="0.1665in" style:contextual-spacing="false" fo:line-height="100%" fo:text-indent="-0.25in" style:auto-text-indent="false"/>
    </style:style>
    <style:style style:name="P37" style:family="paragraph" style:parent-style-name="normal" style:list-style-name="WWNum25">
      <style:paragraph-properties fo:margin-left="0.5in" fo:margin-top="0.1665in" fo:margin-bottom="0in" style:contextual-spacing="false" fo:line-height="100%" fo:text-indent="-0.25in" style:auto-text-indent="false"/>
    </style:style>
    <style:style style:name="P38" style:family="paragraph" style:parent-style-name="normal" style:list-style-name="WWNum25">
      <style:paragraph-properties fo:margin-left="0.5in" fo:margin-top="0in" fo:margin-bottom="0in" style:contextual-spacing="false" fo:line-height="100%" fo:text-indent="-0.25in" style:auto-text-indent="false"/>
    </style:style>
    <style:style style:name="P39" style:family="paragraph" style:parent-style-name="normal" style:list-style-name="WWNum25">
      <style:paragraph-properties fo:margin-left="1in" fo:margin-top="0in" fo:margin-bottom="0in" style:contextual-spacing="false" fo:line-height="100%" fo:text-indent="-0.25in" style:auto-text-indent="false"/>
    </style:style>
    <style:style style:name="P40" style:family="paragraph" style:parent-style-name="normal" style:list-style-name="WWNum25">
      <style:paragraph-properties fo:margin-left="1in" fo:margin-top="0in" fo:margin-bottom="0.1665in" style:contextual-spacing="false" fo:line-height="100%" fo:text-indent="-0.25in" style:auto-text-indent="false"/>
    </style:style>
    <style:style style:name="P41" style:family="paragraph" style:parent-style-name="normal" style:list-style-name="WWNum23">
      <style:paragraph-properties fo:margin-left="0.5in" fo:margin-top="0.1665in" fo:margin-bottom="0in" style:contextual-spacing="false" fo:line-height="100%" fo:text-indent="-0.25in" style:auto-text-indent="false"/>
    </style:style>
    <style:style style:name="P42" style:family="paragraph" style:parent-style-name="normal" style:list-style-name="WWNum23">
      <style:paragraph-properties fo:margin-left="0.5in" fo:margin-top="0in" fo:margin-bottom="0in" style:contextual-spacing="false" fo:line-height="100%" fo:text-indent="-0.25in" style:auto-text-indent="false"/>
    </style:style>
    <style:style style:name="P43" style:family="paragraph" style:parent-style-name="normal" style:list-style-name="WWNum23">
      <style:paragraph-properties fo:margin-left="0.5in" fo:margin-top="0in" fo:margin-bottom="0.1665in" style:contextual-spacing="false" fo:line-height="100%" fo:text-indent="-0.25in" style:auto-text-indent="false"/>
    </style:style>
    <style:style style:name="P44" style:family="paragraph" style:parent-style-name="normal" style:list-style-name="WWNum22">
      <style:paragraph-properties fo:margin-left="0.5in" fo:margin-top="0.1665in" fo:margin-bottom="0in" style:contextual-spacing="false" fo:line-height="100%" fo:text-indent="-0.25in" style:auto-text-indent="false"/>
    </style:style>
    <style:style style:name="P45" style:family="paragraph" style:parent-style-name="normal" style:list-style-name="WWNum22">
      <style:paragraph-properties fo:margin-left="0.5in" fo:margin-top="0in" fo:margin-bottom="0in" style:contextual-spacing="false" fo:line-height="100%" fo:text-indent="-0.25in" style:auto-text-indent="false"/>
    </style:style>
    <style:style style:name="P46" style:family="paragraph" style:parent-style-name="normal" style:list-style-name="WWNum22">
      <style:paragraph-properties fo:margin-left="0.5in" fo:margin-top="0in" fo:margin-bottom="0.1665in" style:contextual-spacing="false" fo:line-height="100%" fo:text-indent="-0.25in" style:auto-text-indent="false"/>
    </style:style>
    <style:style style:name="P47" style:family="paragraph" style:parent-style-name="normal" style:list-style-name="WWNum21">
      <style:paragraph-properties fo:margin-left="0.5in" fo:margin-top="0.1665in" fo:margin-bottom="0in" style:contextual-spacing="false" fo:line-height="100%" fo:text-indent="-0.25in" style:auto-text-indent="false"/>
    </style:style>
    <style:style style:name="P48" style:family="paragraph" style:parent-style-name="normal" style:list-style-name="WWNum21">
      <style:paragraph-properties fo:margin-left="0.5in" fo:margin-top="0in" fo:margin-bottom="0in" style:contextual-spacing="false" fo:line-height="100%" fo:text-indent="-0.25in" style:auto-text-indent="false"/>
    </style:style>
    <style:style style:name="P49" style:family="paragraph" style:parent-style-name="normal" style:list-style-name="WWNum21">
      <style:paragraph-properties fo:margin-left="0.5in" fo:margin-top="0in" fo:margin-bottom="0.1665in" style:contextual-spacing="false" fo:line-height="100%" fo:text-indent="-0.25in" style:auto-text-indent="false"/>
    </style:style>
    <style:style style:name="P50" style:family="paragraph" style:parent-style-name="normal" style:list-style-name="WWNum4">
      <style:paragraph-properties fo:margin-left="0.5in" fo:margin-top="0.1665in" fo:margin-bottom="0in" style:contextual-spacing="false" fo:line-height="100%" fo:text-indent="-0.25in" style:auto-text-indent="false"/>
    </style:style>
    <style:style style:name="P51" style:family="paragraph" style:parent-style-name="normal" style:list-style-name="WWNum4">
      <style:paragraph-properties fo:margin-left="0.5in" fo:margin-top="0in" fo:margin-bottom="0in" style:contextual-spacing="false" fo:line-height="100%" fo:text-indent="-0.25in" style:auto-text-indent="false"/>
    </style:style>
    <style:style style:name="P52" style:family="paragraph" style:parent-style-name="normal" style:list-style-name="WWNum4">
      <style:paragraph-properties fo:margin-left="1in" fo:margin-top="0in" fo:margin-bottom="0in" style:contextual-spacing="false" fo:line-height="100%" fo:text-indent="-0.25in" style:auto-text-indent="false"/>
    </style:style>
    <style:style style:name="P53" style:family="paragraph" style:parent-style-name="normal" style:list-style-name="WWNum4">
      <style:paragraph-properties fo:margin-left="1in" fo:margin-top="0in" fo:margin-bottom="0.1665in" style:contextual-spacing="false" fo:line-height="100%" fo:text-indent="-0.25in" style:auto-text-indent="false"/>
    </style:style>
    <style:style style:name="P54" style:family="paragraph" style:parent-style-name="normal" style:list-style-name="WWNum26">
      <style:paragraph-properties fo:margin-left="0.5in" fo:margin-top="0.1665in" fo:margin-bottom="0.1665in" style:contextual-spacing="false" fo:line-height="100%" fo:text-indent="-0.25in" style:auto-text-indent="false"/>
    </style:style>
    <style:style style:name="P55" style:family="paragraph" style:parent-style-name="normal" style:list-style-name="WWNum1">
      <style:paragraph-properties fo:margin-left="0.5in" fo:margin-top="0.1665in" fo:margin-bottom="0.1665in" style:contextual-spacing="false" fo:line-height="100%" fo:text-indent="-0.25in" style:auto-text-indent="false"/>
    </style:style>
    <style:style style:name="P56" style:family="paragraph" style:parent-style-name="normal" style:list-style-name="WWNum16">
      <style:paragraph-properties fo:margin-left="0.5in" fo:margin-top="0.1665in" fo:margin-bottom="0in" style:contextual-spacing="false" fo:line-height="100%" fo:text-indent="-0.25in" style:auto-text-indent="false"/>
    </style:style>
    <style:style style:name="P57" style:family="paragraph" style:parent-style-name="normal" style:list-style-name="WWNum16">
      <style:paragraph-properties fo:margin-left="0.5in" fo:margin-top="0in" fo:margin-bottom="0in" style:contextual-spacing="false" fo:line-height="100%" fo:text-indent="-0.25in" style:auto-text-indent="false"/>
    </style:style>
    <style:style style:name="P58" style:family="paragraph" style:parent-style-name="normal" style:list-style-name="WWNum16">
      <style:paragraph-properties fo:margin-left="1in" fo:margin-top="0in" fo:margin-bottom="0in" style:contextual-spacing="false" fo:line-height="100%" fo:text-indent="-0.25in" style:auto-text-indent="false"/>
    </style:style>
    <style:style style:name="P59" style:family="paragraph" style:parent-style-name="normal" style:list-style-name="WWNum16">
      <style:paragraph-properties fo:margin-left="0.5in" fo:margin-top="0in" fo:margin-bottom="0.1665in" style:contextual-spacing="false" fo:line-height="100%" fo:text-indent="-0.25in" style:auto-text-indent="false"/>
    </style:style>
    <style:style style:name="P60" style:family="paragraph" style:parent-style-name="normal" style:list-style-name="WWNum11">
      <style:paragraph-properties fo:margin-left="0.5in" fo:margin-top="0.1665in" fo:margin-bottom="0in" style:contextual-spacing="false" fo:line-height="100%" fo:text-indent="-0.25in" style:auto-text-indent="false"/>
    </style:style>
    <style:style style:name="P61" style:family="paragraph" style:parent-style-name="normal" style:list-style-name="WWNum11">
      <style:paragraph-properties fo:margin-left="0.5in" fo:margin-top="0in" fo:margin-bottom="0in" style:contextual-spacing="false" fo:line-height="100%" fo:text-indent="-0.25in" style:auto-text-indent="false"/>
    </style:style>
    <style:style style:name="P62" style:family="paragraph" style:parent-style-name="normal" style:list-style-name="WWNum11">
      <style:paragraph-properties fo:margin-left="0.5in" fo:margin-top="0in" fo:margin-bottom="0.1665in" style:contextual-spacing="false" fo:line-height="100%" fo:text-indent="-0.25in" style:auto-text-indent="false"/>
    </style:style>
    <style:style style:name="P63" style:family="paragraph" style:parent-style-name="normal" style:list-style-name="WWNum18">
      <style:paragraph-properties fo:margin-left="0.5in" fo:margin-top="0.1665in" fo:margin-bottom="0in" style:contextual-spacing="false" fo:line-height="100%" fo:text-indent="-0.25in" style:auto-text-indent="false"/>
    </style:style>
    <style:style style:name="P64" style:family="paragraph" style:parent-style-name="normal" style:list-style-name="WWNum18">
      <style:paragraph-properties fo:margin-left="0.5in" fo:margin-top="0in" fo:margin-bottom="0in" style:contextual-spacing="false" fo:line-height="100%" fo:text-indent="-0.25in" style:auto-text-indent="false"/>
    </style:style>
    <style:style style:name="P65" style:family="paragraph" style:parent-style-name="normal" style:list-style-name="WWNum18">
      <style:paragraph-properties fo:margin-left="0.5in" fo:margin-top="0in" fo:margin-bottom="0.1665in" style:contextual-spacing="false" fo:line-height="100%" fo:text-indent="-0.25in" style:auto-text-indent="false"/>
    </style:style>
    <style:style style:name="P66" style:family="paragraph" style:parent-style-name="normal" style:list-style-name="WWNum24">
      <style:paragraph-properties fo:margin-left="0.5in" fo:margin-top="0.1665in" fo:margin-bottom="0in" style:contextual-spacing="false" fo:line-height="100%" fo:text-indent="-0.25in" style:auto-text-indent="false"/>
    </style:style>
    <style:style style:name="P67" style:family="paragraph" style:parent-style-name="normal" style:list-style-name="WWNum24">
      <style:paragraph-properties fo:margin-left="0.5in" fo:margin-top="0in" fo:margin-bottom="0in" style:contextual-spacing="false" fo:line-height="100%" fo:text-indent="-0.25in" style:auto-text-indent="false"/>
    </style:style>
    <style:style style:name="P68" style:family="paragraph" style:parent-style-name="normal" style:list-style-name="WWNum24">
      <style:paragraph-properties fo:margin-left="0.5in" fo:margin-top="0in" fo:margin-bottom="0.1665in" style:contextual-spacing="false" fo:line-height="100%" fo:text-indent="-0.25in" style:auto-text-indent="false"/>
    </style:style>
    <style:style style:name="P69" style:family="paragraph" style:parent-style-name="normal" style:list-style-name="WWNum3">
      <style:paragraph-properties fo:margin-left="0.5in" fo:margin-top="0.1665in" fo:margin-bottom="0in" style:contextual-spacing="false" fo:line-height="100%" fo:text-indent="-0.25in" style:auto-text-indent="false"/>
    </style:style>
    <style:style style:name="P70" style:family="paragraph" style:parent-style-name="normal" style:list-style-name="WWNum3">
      <style:paragraph-properties fo:margin-left="0.5in" fo:margin-top="0in" fo:margin-bottom="0in" style:contextual-spacing="false" fo:line-height="100%" fo:text-indent="-0.25in" style:auto-text-indent="false"/>
    </style:style>
    <style:style style:name="P71" style:family="paragraph" style:parent-style-name="normal" style:list-style-name="WWNum3">
      <style:paragraph-properties fo:margin-left="0.5in" fo:margin-top="0in" fo:margin-bottom="0.1665in" style:contextual-spacing="false" fo:line-height="100%" fo:text-indent="-0.25in" style:auto-text-indent="false"/>
    </style:style>
    <style:style style:name="P72" style:family="paragraph" style:parent-style-name="normal" style:list-style-name="WWNum28">
      <style:paragraph-properties fo:margin-left="0.5in" fo:margin-top="0.1665in" fo:margin-bottom="0in" style:contextual-spacing="false" fo:line-height="100%" fo:text-indent="-0.25in" style:auto-text-indent="false"/>
    </style:style>
    <style:style style:name="P73" style:family="paragraph" style:parent-style-name="normal" style:list-style-name="WWNum28">
      <style:paragraph-properties fo:margin-left="0.5in" fo:margin-top="0in" fo:margin-bottom="0in" style:contextual-spacing="false" fo:line-height="100%" fo:text-indent="-0.25in" style:auto-text-indent="false"/>
    </style:style>
    <style:style style:name="P74" style:family="paragraph" style:parent-style-name="normal" style:list-style-name="WWNum28">
      <style:paragraph-properties fo:margin-left="0.5in" fo:margin-top="0in" fo:margin-bottom="0.1665in" style:contextual-spacing="false" fo:line-height="100%" fo:text-indent="-0.25in" style:auto-text-indent="false"/>
    </style:style>
    <style:style style:name="P75" style:family="paragraph" style:parent-style-name="normal" style:list-style-name="WWNum15">
      <style:paragraph-properties fo:margin-left="0.5in" fo:margin-top="0.1665in" fo:margin-bottom="0in" style:contextual-spacing="false" fo:line-height="100%" fo:text-indent="-0.25in" style:auto-text-indent="false"/>
    </style:style>
    <style:style style:name="P76" style:family="paragraph" style:parent-style-name="normal" style:list-style-name="WWNum15">
      <style:paragraph-properties fo:margin-left="0.5in" fo:margin-top="0in" fo:margin-bottom="0in" style:contextual-spacing="false" fo:line-height="100%" fo:text-indent="-0.25in" style:auto-text-indent="false"/>
    </style:style>
    <style:style style:name="P77" style:family="paragraph" style:parent-style-name="normal" style:list-style-name="WWNum15">
      <style:paragraph-properties fo:margin-left="1in" fo:margin-top="0in" fo:margin-bottom="0in" style:contextual-spacing="false" fo:line-height="100%" fo:text-indent="-0.25in" style:auto-text-indent="false"/>
    </style:style>
    <style:style style:name="P78" style:family="paragraph" style:parent-style-name="normal" style:list-style-name="WWNum15">
      <style:paragraph-properties fo:margin-left="0.5in" fo:margin-top="0in" fo:margin-bottom="0.1665in" style:contextual-spacing="false" fo:line-height="100%" fo:text-indent="-0.25in" style:auto-text-indent="false"/>
    </style:style>
    <style:style style:name="P79" style:family="paragraph" style:parent-style-name="normal" style:list-style-name="WWNum6">
      <style:paragraph-properties fo:margin-left="0.5in" fo:margin-top="0.1665in" fo:margin-bottom="0in" style:contextual-spacing="false" fo:line-height="100%" fo:text-indent="-0.25in" style:auto-text-indent="false"/>
    </style:style>
    <style:style style:name="P80" style:family="paragraph" style:parent-style-name="normal" style:list-style-name="WWNum6">
      <style:paragraph-properties fo:margin-left="0.5in" fo:margin-top="0in" fo:margin-bottom="0in" style:contextual-spacing="false" fo:line-height="100%" fo:text-indent="-0.25in" style:auto-text-indent="false"/>
    </style:style>
    <style:style style:name="P81" style:family="paragraph" style:parent-style-name="normal" style:list-style-name="WWNum6">
      <style:paragraph-properties fo:margin-left="0.5in" fo:margin-top="0in" fo:margin-bottom="0.1665in" style:contextual-spacing="false" fo:line-height="100%" fo:text-indent="-0.25in" style:auto-text-indent="false"/>
    </style:style>
    <style:style style:name="P82" style:family="paragraph" style:parent-style-name="normal" style:list-style-name="WWNum5">
      <style:paragraph-properties fo:margin-left="0.5in" fo:margin-top="0.1665in" fo:margin-bottom="0in" style:contextual-spacing="false" fo:line-height="100%" fo:text-indent="-0.25in" style:auto-text-indent="false"/>
    </style:style>
    <style:style style:name="P83" style:family="paragraph" style:parent-style-name="normal" style:list-style-name="WWNum5">
      <style:paragraph-properties fo:margin-left="0.5in" fo:margin-top="0in" fo:margin-bottom="0in" style:contextual-spacing="false" fo:line-height="100%" fo:text-indent="-0.25in" style:auto-text-indent="false"/>
    </style:style>
    <style:style style:name="P84" style:family="paragraph" style:parent-style-name="normal" style:list-style-name="WWNum5">
      <style:paragraph-properties fo:margin-left="1in" fo:margin-top="0in" fo:margin-bottom="0in" style:contextual-spacing="false" fo:line-height="100%" fo:text-indent="-0.25in" style:auto-text-indent="false"/>
    </style:style>
    <style:style style:name="P85" style:family="paragraph" style:parent-style-name="normal" style:list-style-name="WWNum5">
      <style:paragraph-properties fo:margin-left="0.5in" fo:margin-top="0in" fo:margin-bottom="0.1665in" style:contextual-spacing="false" fo:line-height="100%" fo:text-indent="-0.25in" style:auto-text-indent="false"/>
    </style:style>
    <style:style style:name="P86" style:family="paragraph" style:parent-style-name="normal" style:list-style-name="WWNum14">
      <style:paragraph-properties fo:margin-left="0.5in" fo:margin-top="0.1665in" fo:margin-bottom="0in" style:contextual-spacing="false" fo:line-height="100%" fo:text-indent="-0.25in" style:auto-text-indent="false"/>
    </style:style>
    <style:style style:name="P87" style:family="paragraph" style:parent-style-name="normal" style:list-style-name="WWNum14">
      <style:paragraph-properties fo:margin-left="0.5in" fo:margin-top="0in" fo:margin-bottom="0in" style:contextual-spacing="false" fo:line-height="100%" fo:text-indent="-0.25in" style:auto-text-indent="false"/>
    </style:style>
    <style:style style:name="P88" style:family="paragraph" style:parent-style-name="normal" style:list-style-name="WWNum14">
      <style:paragraph-properties fo:margin-left="1in" fo:margin-top="0in" fo:margin-bottom="0in" style:contextual-spacing="false" fo:line-height="100%" fo:text-indent="-0.25in" style:auto-text-indent="false"/>
    </style:style>
    <style:style style:name="P89" style:family="paragraph" style:parent-style-name="normal" style:list-style-name="WWNum14">
      <style:paragraph-properties fo:margin-left="0.5in" fo:margin-top="0in" fo:margin-bottom="0.1665in" style:contextual-spacing="false" fo:line-height="100%" fo:text-indent="-0.25in" style:auto-text-indent="false"/>
    </style:style>
    <style:style style:name="P90" style:family="paragraph" style:parent-style-name="normal" style:list-style-name="WWNum10">
      <style:paragraph-properties fo:margin-left="0.5in" fo:margin-top="0.1665in" fo:margin-bottom="0in" style:contextual-spacing="false" fo:line-height="100%" fo:text-indent="-0.25in" style:auto-text-indent="false"/>
    </style:style>
    <style:style style:name="P91" style:family="paragraph" style:parent-style-name="normal" style:list-style-name="WWNum10">
      <style:paragraph-properties fo:margin-left="0.5in" fo:margin-top="0in" fo:margin-bottom="0in" style:contextual-spacing="false" fo:line-height="100%" fo:text-indent="-0.25in" style:auto-text-indent="false"/>
    </style:style>
    <style:style style:name="P92" style:family="paragraph" style:parent-style-name="normal" style:list-style-name="WWNum10">
      <style:paragraph-properties fo:margin-left="1in" fo:margin-top="0in" fo:margin-bottom="0in" style:contextual-spacing="false" fo:line-height="100%" fo:text-indent="-0.25in" style:auto-text-indent="false"/>
    </style:style>
    <style:style style:name="P93" style:family="paragraph" style:parent-style-name="normal" style:list-style-name="WWNum10">
      <style:paragraph-properties fo:margin-left="0.5in" fo:margin-top="0in" fo:margin-bottom="0.1665in" style:contextual-spacing="false" fo:line-height="100%" fo:text-indent="-0.25in" style:auto-text-indent="false"/>
    </style:style>
    <style:style style:name="P94" style:family="paragraph" style:parent-style-name="normal" style:list-style-name="WWNum13">
      <style:paragraph-properties fo:margin-left="0.5in" fo:margin-top="0.1665in" fo:margin-bottom="0in" style:contextual-spacing="false" fo:line-height="100%" fo:text-indent="-0.25in" style:auto-text-indent="false"/>
    </style:style>
    <style:style style:name="P95" style:family="paragraph" style:parent-style-name="normal" style:list-style-name="WWNum13">
      <style:paragraph-properties fo:margin-left="0.5in" fo:margin-top="0in" fo:margin-bottom="0in" style:contextual-spacing="false" fo:line-height="100%" fo:text-indent="-0.25in" style:auto-text-indent="false"/>
    </style:style>
    <style:style style:name="P96" style:family="paragraph" style:parent-style-name="normal" style:list-style-name="WWNum13">
      <style:paragraph-properties fo:margin-left="0.5in" fo:margin-top="0in" fo:margin-bottom="0.1665in" style:contextual-spacing="false" fo:line-height="100%" fo:text-indent="-0.25in" style:auto-text-indent="false"/>
    </style:style>
    <style:style style:name="P97" style:family="paragraph" style:parent-style-name="normal" style:list-style-name="WWNum29">
      <style:paragraph-properties fo:margin-left="0.5in" fo:margin-top="0.1665in" fo:margin-bottom="0in" style:contextual-spacing="false" fo:line-height="100%" fo:text-indent="-0.25in" style:auto-text-indent="false"/>
    </style:style>
    <style:style style:name="P98" style:family="paragraph" style:parent-style-name="normal" style:list-style-name="WWNum29">
      <style:paragraph-properties fo:margin-left="0.5in" fo:margin-top="0in" fo:margin-bottom="0in" style:contextual-spacing="false" fo:line-height="100%" fo:text-indent="-0.25in" style:auto-text-indent="false"/>
    </style:style>
    <style:style style:name="P99" style:family="paragraph" style:parent-style-name="normal" style:list-style-name="WWNum29">
      <style:paragraph-properties fo:margin-left="0.5in" fo:margin-top="0in" fo:margin-bottom="0.1665in" style:contextual-spacing="false" fo:line-height="100%" fo:text-indent="-0.25in" style:auto-text-indent="false"/>
    </style:style>
    <style:style style:name="P100" style:family="paragraph" style:parent-style-name="normal" style:list-style-name="WWNum17">
      <style:paragraph-properties fo:margin-left="0.5in" fo:margin-top="0.1665in" fo:margin-bottom="0in" style:contextual-spacing="false" fo:line-height="100%" fo:text-indent="-0.25in" style:auto-text-indent="false"/>
    </style:style>
    <style:style style:name="P101" style:family="paragraph" style:parent-style-name="normal" style:list-style-name="WWNum17">
      <style:paragraph-properties fo:margin-left="0.5in" fo:margin-top="0in" fo:margin-bottom="0in" style:contextual-spacing="false" fo:line-height="100%" fo:text-indent="-0.25in" style:auto-text-indent="false"/>
    </style:style>
    <style:style style:name="P102" style:family="paragraph" style:parent-style-name="normal" style:list-style-name="WWNum17">
      <style:paragraph-properties fo:margin-left="0.5in" fo:margin-top="0in" fo:margin-bottom="0.1665in" style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1155cc" loext:opacity="100%" fo:font-style="italic" fo:font-weight="bold" style:font-style-asian="italic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underline-style="none" fo:background-color="#ffff00" loext:char-shading-value="0"/>
    </style:style>
    <style:style style:name="T7" style:family="text">
      <style:text-properties fo:font-style="italic" style:font-style-asian="italic"/>
    </style:style>
    <style:style style:name="T8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MANDE DI INTRODUZIONE:</text:span></text:p>
      <text:p text:style-name="P2">1) Presentati: cosa fai nella vita? studi, lavori, la tua educazione, in che città abiti?</text:p>
      <text:list text:style-name="WWNum20">
        <text:list-item>
          <text:p text:style-name="P3" loext:marker-style-name="T2">Studia ingegneria fisica al Politecnico di Milano ed è una studentessa fuorisede.<text:span text:style-name="T2"/></text:p>
        </text:list-item>
        <text:list-item>
          <text:p text:style-name="P4" loext:marker-style-name="T2">mi sono trasferito a Zurigo, frequento un master in quantum engineering, vivevo a Milano da fuorisede e studiavo al Politecnico di Milano <text:span text:style-name="T2"/></text:p>
        </text:list-item>
        <text:list-item>
          <text:p text:style-name="P4" loext:marker-style-name="T2">Studente fuorisede, studia ingegneria informatica al terzo anno. Viveva a Genova in una famiglia numerosa<text:span text:style-name="T2"/></text:p>
        </text:list-item>
        <text:list-item>
          <text:p text:style-name="P5">Studentessa ingegneria informatica a Milano, studia a Milano da 2 anni e ha cambiato 3 appartamenti da quando abita a Milano, viene dal Veneto</text:p>
        </text:list-item>
      </text:list>
      <text:p text:style-name="P2">2) Puoi descrivermi il contesto in cui abiti: casa/appartamento/studentato? In che cosa è diverso dal contesto da cui provieni?</text:p>
      <text:list text:style-name="WWNum7">
        <text:list-item>
          <text:p text:style-name="P6" loext:marker-style-name="T2">In appartamento insieme a una coinquilina<text:span text:style-name="T2"/></text:p>
        </text:list-item>
        <text:list-item>
          <text:p text:style-name="P7" loext:marker-style-name="T2">studentato, gestito da un’associazione studentesca che collabora con l’università, camera da solo, abbastanza spaziosa, bagni/docce/area soggiorno/cucina comuni, vivo con altre persone, prima vivevo da solo<text:span text:style-name="T2"/></text:p>
        </text:list-item>
        <text:list-item>
          <text:p text:style-name="P7">Studentato a Lambrate, situazione autogestita con 2 coinquilini </text:p>
        </text:list-item>
        <text:list-item>
          <text:p text:style-name="P7">Vive in un bilocale insieme a suo fratello, prima abitavo in una casa unifamiliare e ora sto in un condominio, ora in un contesto urbano prima in campagna</text:p>
          <text:list>
            <text:list-item>
              <text:p text:style-name="P8">hai cambiato più appartamenti, perché? per coinquilini e proprietario</text:p>
            </text:list-item>
          </text:list>
        </text:list-item>
      </text:list>
      <text:p text:style-name="P2">3) Abiti insieme a qualcuno? Raccontami di loro.</text:p>
      <text:list text:style-name="WWNum31">
        <text:list-item>
          <text:p text:style-name="P9" loext:marker-style-name="T2">Si trova molto bene insieme alla sua coinquilina, hanno uno <text:span text:style-name="T3">stile di vita simile</text:span> e agevola.</text:p>
        </text:list-item>
        <text:list-item>
          <text:p text:style-name="P10" loext:marker-style-name="T2">7 persone di nazionalità diverse, qualche persona si isola, momenti di socializzazione prevalentemente la sera, ambiente tranquillo<text:span text:style-name="T2"/></text:p>
        </text:list-item>
        <text:list-item>
          <text:p text:style-name="P10">Coinquilinaggio da ormai 3 anni con studenti della cattolica e del politecnico. (ha risposto a questa domanda sorridendo)</text:p>
        </text:list-item>
        <text:list-item>
          <text:p text:style-name="P11">Abito in una stanza doppia con mio fratello, in un contesto abbastanza armonico nonostante gli spazi.</text:p>
        </text:list-item>
      </text:list>
      <text:p text:style-name="P12">4) Sei contento/a della tua soluzione abitativa? Vorresti cambiarla, se sì perché? (coinquilini/genitori/costi)</text:p>
      <text:list text:style-name="WWNum12">
        <text:list-item>
          <text:p text:style-name="P13" loext:marker-style-name="T2">Le piace molto il posto in cui abita, però a livello di <text:span text:style-name="T3">costi elevato</text:span>, ma zona molto buona</text:p>
        </text:list-item>
        <text:list-item>
          <text:p text:style-name="P14" loext:marker-style-name="T2">sono contento, c’è la giusta <text:span text:style-name="T3">socializzazione</text:span> dopo un po’ di ambientazione, sono contento dello spazio che ha per sé </text:p>
        </text:list-item>
        <text:list-item>
          <text:p text:style-name="P14">Gli piacerebbe cambiare perché <text:span text:style-name="T3">costa troppo</text:span> (600 al mese) e gli piacerebbe scegliere con chi andare a convivere, andando insieme a chi conosce</text:p>
        </text:list-item>
        <text:list-item>
          <text:p text:style-name="P14">Direi che mi sento stabile e non cambierei</text:p>
          <text:list>
            <text:list-item>
              <text:p text:style-name="P15">è la tua preferita rispetto anche alle precedenti? Sì</text:p>
            </text:list-item>
          </text:list>
        </text:list-item>
      </text:list>
      <text:p text:style-name="P2" loext:marker-style-name="T1"><text:span text:style-name="T1">DOMANDE SULLE ABITUDINI:</text:span><text:span text:style-name="T1"/></text:p>
      <text:p text:style-name="P2">5) Qual è una tua giornata tipo?</text:p>
      <text:list text:style-name="WWNum19">
        <text:list-item>
          <text:p text:style-name="P16" loext:marker-style-name="T2">Sveglia presto, sport, università e cercare di mangiare sano<text:span text:style-name="T2"/></text:p>
        </text:list-item>
        <text:list-item>
          <text:p text:style-name="P17" loext:marker-style-name="T2"><text:soft-page-break/>mattina: mi sveglio, classica routine, vado in università con lezioni variabili, pranzo in università, torno a casa, faccio merenda, studia, riguardo ciò che ho fatto a lezione, sera: studio, cerco di dedicare del tempo ai miei hobby<text:span text:style-name="T2"/></text:p>
          <text:list>
            <text:list-item>
              <text:p text:style-name="P18">dedichi più tempo a casa o fuori? in settimana è metà e metà, in casa passo relativamente tanto tempo, principalmente in cucina e la sera sto in camera</text:p>
            </text:list-item>
          </text:list>
        </text:list-item>
        <text:list-item>
          <text:p text:style-name="P17">Sveglia, studio mattutino, segue le lezioni, pranza, studia, cena, prepara pranzo per il giorno dopo e studia/svago</text:p>
        </text:list-item>
        <text:list-item>
          <text:p text:style-name="P19">Mi sveglio alle 7, mi preparo, mio fratello si sveglia allo stesso momento, arrivo alle 8 in uni fino alle 18, torno a casa, mi riposto, studio e faccio le cose di casa</text:p>
        </text:list-item>
      </text:list>
      <text:p text:style-name="P2">6) Che cosa è cambiato sul tuo stile di vita da quando ti sei trasferito?</text:p>
      <text:list text:style-name="WWNum2">
        <text:list-item>
          <text:p text:style-name="P20" loext:marker-style-name="T2">sicuramente le <text:span text:style-name="T3">faccende</text:span> sono un cambiamento grosso e la gestione dei pasti</text:p>
        </text:list-item>
        <text:list-item>
          <text:p text:style-name="P21" loext:marker-style-name="T2">non è cambiato nulla nelle abitudini principali come la spesa ecc. quando vivevo a Milano è cambiata la gestione delle cose da fare, prima facevo meno vivendo da solo (perché la responsabilità era solo mia), ora sta attento a pulire/lavatrici sono più attento alla cura personale/allenarsi<text:span text:style-name="T2"/></text:p>
          <text:list>
            <text:list-item>
              <text:p text:style-name="P22">ti limita? no, mi fa bene perché gestisco meglio i tempi e le mie cose da fare</text:p>
            </text:list-item>
          </text:list>
        </text:list-item>
        <text:list-item>
          <text:p text:style-name="P21" loext:marker-style-name="T2">+ <text:span text:style-name="T3">autonomia</text:span>, mangia in maniera più consapevole, divide la camera</text:p>
        </text:list-item>
        <text:list-item>
          <text:p text:style-name="P23">Tutto: è una routine più organizzata causa gestione cibo e pulizie e molto proiettata sullo studio</text:p>
        </text:list-item>
      </text:list>
      <text:p text:style-name="P2">7) Ci sono attività che non riesci a svolgere per via della soluzione abitativa?</text:p>
      <text:list text:style-name="WWNum30">
        <text:list-item>
          <text:p text:style-name="P24" loext:marker-style-name="T2">Per adesso no, le chiamate sono un aspetto limitante per non darsi fastidio<text:span text:style-name="T2"/></text:p>
        </text:list-item>
        <text:list-item>
          <text:p text:style-name="P25" loext:marker-style-name="T2">Nulla di particolare che mi limita<text:span text:style-name="T2"/></text:p>
        </text:list-item>
        <text:list-item>
          <text:p text:style-name="P25"><text:span text:style-name="T3">Regole</text:span> dettate dalla residenza per ospitare amici/persone. Fa fatica a trovare spazio intimo</text:p>
        </text:list-item>
        <text:list-item>
          <text:p text:style-name="P26">Magari non posso fare esercizi fisici perché lo <text:span text:style-name="T3">spazio è troppo piccolo</text:span> e non posso invitare un certo numero di persone per lo spazio e devo limitare il rumore.</text:p>
        </text:list-item>
      </text:list>
      <text:p text:style-name="P12">8) Pensi che per avere una buona convivenza sia necessario condividere le stesse abitudini e lo stesso stile di vita? Oppure non necessariamente?</text:p>
      <text:list text:style-name="WWNum8">
        <text:list-item>
          <text:p text:style-name="P27" loext:marker-style-name="T2">Stile di vita molto simile al momento, basta comunque rispettarsi a vicenda<text:span text:style-name="T2"/></text:p>
        </text:list-item>
        <text:list-item>
          <text:p text:style-name="P28" loext:marker-style-name="T2">no, non c’è sovrapposizione, ognuno ha i suoi spazi, i suoi tempi (in base alla mia esperienza) facciamo sempre le stesse cose, si costruisce una routine fissa, quindi è un vantaggio<text:span text:style-name="T2"/></text:p>
          <text:list>
            <text:list-item>
              <text:p text:style-name="P29">come si differenziano le tue abitudini dagli altri? ognuno mangia a orari diversi, ha la propria <text:span text:style-name="T3">routine</text:span>. non ha un impatto sulla propria vita personale, ma in un contesto abitativo con altri coinquilini si</text:p>
            </text:list-item>
          </text:list>
        </text:list-item>
        <text:list-item>
          <text:p text:style-name="P28" loext:marker-style-name="T2">Ha avuto altri coinquilini in passato, con i quali ha avuto delle problematiche. Particolarmente con uno che presentava uno <text:span text:style-name="T3">stile di vita</text:span> sregolato e fastidioso.</text:p>
        </text:list-item>
        <text:list-item>
          <text:p text:style-name="P28">Direi che è fondamentale anche a livello di carattere. </text:p>
          <text:list>
            <text:list-item>
              <text:p text:style-name="P30">è meglio condividere gli spazi con tuo fratello? sì, non ho paura di offendere nessuno per i miei comportamenti</text:p>
            </text:list-item>
          </text:list>
        </text:list-item>
      </text:list>
      <text:p text:style-name="P12">9) Ti dà/darebbe fastidio condividere la casa con qualcuno con orari particolarmente diversi dai tuoi?</text:p>
      <text:list text:style-name="WWNum9">
        <text:list-item>
          <text:p text:style-name="P31" loext:marker-style-name="T2"><text:span text:style-name="T3">Non</text:span> crede</text:p>
        </text:list-item>
        <text:list-item>
          <text:p text:style-name="P32" loext:marker-style-name="T2"><text:span text:style-name="T3">no</text:span>, perché ognuno ha modo di avere i propri momenti da soli</text:p>
        </text:list-item>
        <text:list-item>
          <text:p text:style-name="P32" loext:marker-style-name="T2"><text:span text:style-name="T3">Si</text:span>, rende il rapporto più difficile</text:p>
        </text:list-item>
        <text:list-item>
          <text:p text:style-name="P33"><text:span text:style-name="T3">Sì</text:span> è già successo ed è il motivo per cui ho cambiato appartamento, ho bisogno dei miei orari e vivere con qualcuno che torna tardi la notte è faticoso</text:p>
        </text:list-item>
      </text:list>
      <text:p text:style-name="P12"><text:soft-page-break/></text:p>
      <text:p text:style-name="P2" loext:marker-style-name="T4"><text:span text:style-name="T4">Versione 1: se è uno studente fuorisede (target)</text:span><text:span text:style-name="T4"/></text:p>
      <text:p text:style-name="P2" loext:marker-style-name="T5"><text:span text:style-name="T5">Se ha coinquilini:</text:span><text:span text:style-name="T5"/></text:p>
      <text:p text:style-name="P2">10.a) Hai menzionato prima che vivi insieme a coinquilini, come ti trovi con loro?</text:p>
      <text:list text:style-name="WWNum27">
        <text:list-item>
          <text:p text:style-name="P34" loext:marker-style-name="T2">Si trova bene, c’è un rapporto amichevole anche se inizialmente abitava da sola ed è solo da poco che si è trasferita la coinquilina<text:span text:style-name="T2"/></text:p>
        </text:list-item>
        <text:list-item>
          <text:p text:style-name="P35" loext:marker-style-name="T2">con qualche persona è inqualificabile, con qualcuno ho parlato poche volte e spesso non si capisce cosa dice (ci sono problemi di comunicazione) ho un buon rapporto con qualcuno, a volte cuciniamo insieme, parliamo, ci chiediamo come va la giornata mentre cuciniamo ecc.<text:span text:style-name="T2"/></text:p>
        </text:list-item>
        <text:list-item>
          <text:p text:style-name="P35">(non ha risposto direttamente)</text:p>
        </text:list-item>
        <text:list-item>
          <text:p text:style-name="P36" loext:marker-style-name="T2">(non ha risposto direttamente)<text:span text:style-name="T2"/></text:p>
        </text:list-item>
      </text:list>
      <text:p text:style-name="P12">11.a) Avete stabilito qualche regola o limite che dovete rispettare?</text:p>
      <text:list text:style-name="WWNum25">
        <text:list-item>
          <text:p text:style-name="P37" loext:marker-style-name="T2">Per adesso no, abitano insieme solo da qualche mese <text:span text:style-name="T2"/></text:p>
        </text:list-item>
        <text:list-item>
          <text:p text:style-name="P38" loext:marker-style-name="T2">ho legato particolarmente con 2/3 persone, siamo usciti insieme, abbiamo fatto delle attività in generale il rapporto è positivo, rispettoso, piacevole a volte c’è nervosismo legato alle pulizie<text:span text:style-name="T2"/></text:p>
          <text:list>
            <text:list-item>
              <text:p text:style-name="P39">c’è qualcuno che non le rispetta? sono passate 2 settimane da quando le abbiamo imposte, ma è già successo un episodio, oggi c’è stata la prima lamentela sui pavimenti sporchi, non c’è stato modo di pulirli perché i due che erano addetti non l’hanno fatto per motivi vari</text:p>
            </text:list-item>
          </text:list>
        </text:list-item>
        <text:list-item>
          <text:p text:style-name="P38" loext:marker-style-name="T2">Non inizialmente, ma poi per necessità hanno deciso regole per pulizia e spazzatura<text:span text:style-name="T2"/></text:p>
        </text:list-item>
        <text:list-item>
          <text:p text:style-name="P38">Divisione dei compiti in casa o regola di convivenza minime, tipo si pulisce la cucina quando si cucina</text:p>
          <text:list>
            <text:list-item>
              <text:p text:style-name="P40">e prima nelle tue precedenti soluzioni abitative? prima con gli altri coinquilini non venivano ben applicate perché eravamo in 7</text:p>
            </text:list-item>
          </text:list>
        </text:list-item>
      </text:list>
      <text:p text:style-name="P12">12.a) Condividete qualche attività insieme come la cena, uscite…?</text:p>
      <text:list text:style-name="WWNum23">
        <text:list-item>
          <text:p text:style-name="P41" loext:marker-style-name="T2">Non spesso, però alcune volte mangiano insieme o studiano insieme <text:span text:style-name="T2"/></text:p>
        </text:list-item>
        <text:list-item>
          <text:p text:style-name="P42" loext:marker-style-name="T2">si è successo, quando si cucina di più rispetto al solito si condivide e si crea un bel; momento; l’ambiente in cucina è condiviso e bello, siamo riusciti a organizzare cosa cucinare in; uno specifico giorno; abbiamo organizzato delle serate cinema avendo il proiettore nello studentato; le attività sono carine, classiche da gruppo di studentato<text:span text:style-name="T2"/></text:p>
        </text:list-item>
        <text:list-item>
          <text:p text:style-name="P42" loext:marker-style-name="T2">Raramente, solo qualche pasto<text:span text:style-name="T2"/></text:p>
        </text:list-item>
        <text:list-item>
          <text:p text:style-name="P43">Cuciniamo e ceniamo assieme</text:p>
        </text:list-item>
      </text:list>
      <text:p text:style-name="P12">13.a) Per te è importante solo avere una convivenza che sia funzionale oppure cerchi anche un rapporto di amicizia? </text:p>
      <text:list text:style-name="WWNum22">
        <text:list-item>
          <text:p text:style-name="P44" loext:marker-style-name="T2">L’essenziale è che sia un rapporto funzionale, ma se sfocia in amicizia è solo meglio<text:span text:style-name="T2"/></text:p>
        </text:list-item>
        <text:list-item>
          <text:p text:style-name="P45" loext:marker-style-name="T2">starei bene anche se fosse semplicemente funzionale, se ci si stabilisce delle regole non crea fastidio; a lungo andare però <text:span text:style-name="T3">è bello avere un rapporto più stretto</text:span>, perché l’università è stressante e faticosa di per sé; magari uscire può risultare “stressante”, ma avere amici in casa può essere un vantaggio</text:p>
        </text:list-item>
        <text:list-item>
          <text:p text:style-name="P45" loext:marker-style-name="T2">Fino a poco fa solo convivenza funzionale, ma ha<text:span text:style-name="T3"> riscoperto l’amicizia</text:span> in casa con il nuovo coinquilino</text:p>
        </text:list-item>
        <text:list-item>
          <text:p text:style-name="P46"><text:soft-page-break/>Serve un rapporto un pò più stretto perché <text:span text:style-name="T3">convivere con persone con cui non parli è un pò pesante.</text:span> Anche questo lo dico per esperienza perché una mia precedente coinquilina non parlava</text:p>
        </text:list-item>
      </text:list>
      <text:p text:style-name="P12">14.a) Hai avuto modo di scegliere i tuoi coinquilini? Se si, come li hai scelti?</text:p>
      <text:list text:style-name="WWNum21">
        <text:list-item>
          <text:p text:style-name="P47" loext:marker-style-name="T2">Sì, in quel momento, più che realmente scegliere, il proprietario voleva solo studentesse e mi ha concesso di cercarmi da sola la coinquilina con cui dividere la casa<text:span text:style-name="T2"/></text:p>
        </text:list-item>
        <text:list-item>
          <text:p text:style-name="P48" loext:marker-style-name="T2">no, non è stato possibile<text:span text:style-name="T2"/></text:p>
        </text:list-item>
        <text:list-item>
          <text:p text:style-name="P48" loext:marker-style-name="T2">No, sempre imposti dalla residenza<text:span text:style-name="T2"/></text:p>
        </text:list-item>
        <text:list-item>
          <text:p text:style-name="P49">No, mi sono capitati tutti a parte quando ho scelto di vivere con mio fratello</text:p>
        </text:list-item>
      </text:list>
      <text:p text:style-name="P12">15.a) Mi puoi raccontare un episodio in cui hai avuto delle difficoltà con i tuoi coinquilini? Pensi che in qualche modo avreste potuto evitare questa difficoltà?</text:p>
      <text:list text:style-name="WWNum4">
        <text:list-item>
          <text:p text:style-name="P50" loext:marker-style-name="T2">Nessuno<text:span text:style-name="T2"/></text:p>
        </text:list-item>
        <text:list-item>
          <text:p text:style-name="P51" loext:marker-style-name="T2">si sicuramente, con una persona indiana non parlo quasi mai, lui mi parla ma io non capisco mai cosa dice (mi sento in colpa); qualcuno se ne fregava delle regole; mi sono trovato con delle situazioni igieniche spiacevoli; in contesto di interazioni sociali, no<text:span text:style-name="T2"/></text:p>
        </text:list-item>
        <text:list-item>
          <text:p text:style-name="P51">Mancanza di comunicazione, sporcizia negli spazi comuni “Mi sono trovato a sgridarlo...”</text:p>
        </text:list-item>
        <text:list-item>
          <text:p text:style-name="P51">Nel mio primo appartamento una notte di mercoledì e metà degli altri ragazzi continuano a fare festa fino alle 3 di notte con luci accese e confusione</text:p>
          <text:list>
            <text:list-item>
              <text:p text:style-name="P52">avreste potuto evitare questa situazione? la soluzione: trovare coinquilini con stesse facoltà</text:p>
            </text:list-item>
            <text:list-item>
              <text:p text:style-name="P53">e prima che facoltà facevano i tuoi coinqui? scuole private, conservatorio…</text:p>
            </text:list-item>
          </text:list>
        </text:list-item>
      </text:list>
      <text:p text:style-name="P12" loext:marker-style-name="T5"><text:span text:style-name="T5">Se non ha coinquilini:</text:span><text:span text:style-name="T5"/></text:p>
      <text:p text:style-name="P12">10.b) Come ti trovi a vivere da solo/a?</text:p>
      <text:list text:style-name="WWNum26">
        <text:list-item>
          <text:p text:style-name="P54" loext:marker-style-name="T2">(dato che per un periodo hai vissuto da sola, come ti trovavi?) Le faccende e la gestione non sono un reale problema, solo uno <text:span text:style-name="T3">choc di stare da sola</text:span>, il silenzio di quando torni a casa e non c’è nessuno. Mancava qualcuno con cui parlare e passare la serata. Soprattutto nel primo periodo è stato difficile, quando non conoscevo ancora nessuno.</text:p>
        </text:list-item>
      </text:list>
      <text:p text:style-name="P12"/>
      <text:p text:style-name="P12">11.b) Preferiresti avere coinquilini oppure è una cosa che hai appositamente scelto? Perchè? </text:p>
      <text:p text:style-name="P12">12.b) Se avessi avuto la possibilità di conoscere/avere più informazioni riguardanti degli ipotetici coinquilini avresti considerato l’opzione? </text:p>
      <text:p text:style-name="P12">13.b) Hai mai considerato di condividere la tua abitazione per alleggerire le spese? </text:p>
      <text:p text:style-name="P12">14.b) Pensi che questa scelta ti abbia reso più difficile costruire una rete sociale quando ti sei trasferito/a? Che cosa hai fatto per poterti ambientare al meglio? <text:s/></text:p>
      <text:list text:style-name="WWNum1">
        <text:list-item>
          <text:p text:style-name="P55" loext:marker-style-name="T2">Gli eventi delle associazioni universitarie e andare a lezione in presenza mi ha permesso di fare un po ' di rete a Milano.<text:span text:style-name="T2"/></text:p>
        </text:list-item>
      </text:list>
      <text:p text:style-name="P12"><text:soft-page-break/>15.b) Sapresti raccontarmi di qualcuno che conosci che ha avuto esperienze negative con i propri coinquilini? </text:p>
      <text:p text:style-name="P2" loext:marker-style-name="T1"><text:span text:style-name="T1">DOMANDE SULLA RICERCA DELL’ALLOGGIO E SUI METODI UTILIZZATI:</text:span><text:span text:style-name="T1"/></text:p>
      <text:p text:style-name="P2">16) Come hai trovato la soluzione in cui abiti?</text:p>
      <text:list text:style-name="WWNum16">
        <text:list-item>
          <text:p text:style-name="P56" loext:marker-style-name="T2">Tramite parenti a Milano che si sono operati nella ricerca <text:span text:style-name="T2"/></text:p>
        </text:list-item>
        <text:list-item>
          <text:p text:style-name="P57" loext:marker-style-name="T2">su un sito consigliato dall’università, dove raggruppa tutti gli annunci pubblicitari, per trovare anche coinquilini; ho trovato stanza in uno studentato<text:span text:style-name="T2"/></text:p>
          <text:list>
            <text:list-item>
              <text:p text:style-name="P58" loext:marker-style-name="T2">qual è il nome del sito? (ethz.ch) è stato proposto dall’università<text:span text:style-name="T2"/></text:p>
            </text:list-item>
          </text:list>
        </text:list-item>
        <text:list-item>
          <text:p text:style-name="P57" loext:marker-style-name="T2">La mamma ha trovato un annuncio su instagram<text:span text:style-name="T2"/></text:p>
        </text:list-item>
        <text:list-item>
          <text:p text:style-name="P59">Tramite l’applicazione idealista (sempre così)</text:p>
        </text:list-item>
      </text:list>
      <text:p text:style-name="P12">17) C’è qualcosa che pensi avrebbe potuto facilitare il processo/renderlo più immediato?</text:p>
      <text:list text:style-name="WWNum11">
        <text:list-item>
          <text:p text:style-name="P60" loext:marker-style-name="T2">Da non Milanese trovare casa senza conoscere le zone e avendo tante piattaforme a disposizione rende la <text:span text:style-name="T3">ricerca confusionaria</text:span><text:span text:style-name="T6"/></text:p>
        </text:list-item>
        <text:list-item>
          <text:p text:style-name="P61" loext:marker-style-name="T2">l’università non poteva fare più di questo; difficoltà maggiore -&gt; contatti con lo studentato, non si hanno risposte fino a quando; lo studentato non si fa sentire; anche capire come entrare in contatto con lo studentato è stato difficile<text:span text:style-name="T2"/></text:p>
        </text:list-item>
        <text:list-item>
          <text:p text:style-name="P61" loext:marker-style-name="T2">”Non c’è un sito comodo per la ricerca di una casa incentrato per gli studenti... forse idealista ma non proprio” <text:span text:style-name="T2"/></text:p>
        </text:list-item>
        <text:list-item>
          <text:p text:style-name="P62">Magari conoscendo persone a Milano che avessero agganci oppure passare per un’agenzia </text:p>
        </text:list-item>
      </text:list>
      <text:p text:style-name="P12">18) Hai utilizzato un unico metodo di ricerca o ne hai monitorati diversi?</text:p>
      <text:list text:style-name="WWNum18">
        <text:list-item>
          <text:p text:style-name="P63" loext:marker-style-name="T2">Ho provato usando diversi siti, ma mi sono affidata ai miei zii<text:span text:style-name="T2"/></text:p>
        </text:list-item>
        <text:list-item>
          <text:p text:style-name="P64" loext:marker-style-name="T2">mi sono fidato di ciò che ha dato l’università, aveva i filtri e grazie a ciò gli davano nuovi potenziali annunci; ho usato diversi siti per monitorare delle stanza in affitto in Svizzera; ho provato a capire dai siti degli studentati, ma è stato difficile<text:span text:style-name="T2"/></text:p>
        </text:list-item>
        <text:list-item>
          <text:p text:style-name="P64" loext:marker-style-name="T2">Idealista, internet, instagram, contatti<text:span text:style-name="T2"/></text:p>
        </text:list-item>
        <text:list-item>
          <text:p text:style-name="P65">Solo idealista</text:p>
        </text:list-item>
      </text:list>
      <text:p text:style-name="P12">19) Conosci altri metodi di ricerca che però non hai utilizzato? Perché non ti hanno convinto?</text:p>
      <text:list text:style-name="WWNum24">
        <text:list-item>
          <text:p text:style-name="P66" loext:marker-style-name="T2">Ho scoperto successivamente gruppi universitari, Telegram e Facebook. Però mi sono dovuta affidare a qualcuno in definitiva<text:span text:style-name="T2"/></text:p>
        </text:list-item>
        <text:list-item>
          <text:p text:style-name="P67" loext:marker-style-name="T2">ho provato di tutto, ho parlato anche con persone che vivevano già a Zurigo; non ho provato però ad avere un contatto più diretto con gli studentati<text:span text:style-name="T2"/></text:p>
        </text:list-item>
        <text:list-item>
          <text:p text:style-name="P67" loext:marker-style-name="T2">No<text:span text:style-name="T2"/></text:p>
        </text:list-item>
        <text:list-item>
          <text:p text:style-name="P68">Ho evitato Telegram e Facebook perché era difficle beccare un’offerta alla mia portata e ancora valida e non sono passata da agenzia per non pagare le commissioni all’agenzia</text:p>
        </text:list-item>
      </text:list>
      <text:p text:style-name="P12">20) <text:span text:style-name="T7">SE </text:span>hai usato delle piattaforme online/interattive per la ricerca quali hai usato? Puoi provare a riprodurre la ricerca davanti a me per qualche minuto?</text:p>
      <text:list text:style-name="WWNum3">
        <text:list-item>
          <text:p text:style-name="P69" loext:marker-style-name="T2">Ci avrei provato, ma avrei fatto comunque un sopralluogo oltre alle foto sui gruppi.<text:span text:style-name="T2"/></text:p>
        </text:list-item>
        <text:list-item>
          <text:p text:style-name="P70" loext:marker-style-name="T2">si (condivisione schermo); il sito dello studentato non è molto chiaro, i link sono wohnen.ethz.ch / <text:a xlink:type="simple" xlink:href="http://www.woko.ch" text:style-name="ListLabel_20_280" text:visited-style-name="ListLabel_20_280"><text:span text:style-name="T8">www.woko.ch</text:span></text:a>; si entra con le credenziali universitarie, puoi trovare coinquilini in quanto ognuno ha un proprio profilo e si possono contattare direttamente le persone</text:p>
        </text:list-item>
        <text:list-item>
          <text:p text:style-name="P70" loext:marker-style-name="T2"><text:soft-page-break/>L’intervistato apre idealista e tramite la barra di ricerca e filtri, ha selezionato immobili comodi per i suoi bisogni. Non ha usato troppi filtri per non precludersi certe possibilità<text:span text:style-name="T2"/></text:p>
        </text:list-item>
        <text:list-item>
          <text:p text:style-name="P71">(fatto) sceglierei per: ammobiliata, zona, prezzo e persone per unità amitativa (due persone)</text:p>
        </text:list-item>
      </text:list>
      <text:p text:style-name="P12">21) C’è qualche azione che vorresti compiere all’interno del sistema che la piattaforma non ti permette? Qual è invece una caratteristica utile? In generale è intuitiva secondo te?</text:p>
      <text:list text:style-name="WWNum28">
        <text:list-item>
          <text:p text:style-name="P72" loext:marker-style-name="T2">(domanda saltata)<text:span text:style-name="T2"/></text:p>
        </text:list-item>
        <text:list-item>
          <text:p text:style-name="P73" loext:marker-style-name="T2"><text:span text:style-name="T3">non si potevano salvare gli annunci</text:span>, quindi era stancante ogni volta ricordarne i codici per ricercarli di nuovo; forse c’era un filtro legato alla distanza tra la casa e l’università, che era utile per chi non conosceva Zurigo; si potevano avere notifiche personalizzate in base ai propri interessi; la piattaforma era intuitiva, ma la registrazione no. volevano la conferma che appartenessi all’università, ma ho dovuto aspettare dei giorni per questo. in generale a livello di organizzazione era tutto a posto</text:p>
        </text:list-item>
        <text:list-item>
          <text:p text:style-name="P73">Cose legate agli spostamenti in città e alla topologia di questa <text:span text:style-name="T3">“Non immaginavo che il treno fosse un’opzione per lo spostamento infra cittadino a Milano”</text:span></text:p>
        </text:list-item>
        <text:list-item>
          <text:p text:style-name="P74">recensioni sulla casa da migliorare, disegnare la zona molto comoda e bacino di proposte capiente. molto intuitiva come piattaforma</text:p>
        </text:list-item>
      </text:list>
      <text:p text:style-name="P12">22) Che dispositivi hai preferito utilizzare nella tua ricerca? Come mai? (PC, smatphone…? )</text:p>
      <text:list text:continue-numbering="true" text:style-name="WWNum28">
        <text:list-item>
          <text:p text:style-name="P72">(domanda saltata)</text:p>
        </text:list-item>
        <text:list-item>
          <text:p text:style-name="P73" loext:marker-style-name="T2">la ricerca era mobile friendly, guardavo le mail periodicamente, era più facile con uno schermo più grande però<text:span text:style-name="T2"/></text:p>
        </text:list-item>
        <text:list-item>
          <text:p text:style-name="P73">Tablet, smartphone, pc</text:p>
        </text:list-item>
        <text:list-item>
          <text:p text:style-name="P74">PC per cercare e Telefono per avvisi su nuovi annunci</text:p>
        </text:list-item>
      </text:list>
      <text:p text:style-name="P12">23) Hai avuto qualche problema di trasparenza rispetto all’annuncio? C’è qualcosa che si è rivelato in maniera diversa da ciò che ti aspettavi? Dall’annuncio sei stato/a in grado di farti un’idea realistica degli spazi?</text:p>
      <text:list text:style-name="WWNum15">
        <text:list-item>
          <text:p text:style-name="P75" loext:marker-style-name="T2">Sinceramente no. Non saprebbe rispondere<text:span text:style-name="T2"/></text:p>
        </text:list-item>
        <text:list-item>
          <text:p text:style-name="P76" loext:marker-style-name="T2">​​abbastanza in linea con le mie aspettative, non sapevo com’era la camera (sapevo cosa ci sarebbe stato dentro, ma non sapevo la gestione degli spazi); non c’erano foto della stanza; l<text:span text:style-name="T3">e regole dello studentato erano diverse da quanto riportato sul sito</text:span> (ad esempio avere ospiti in casa/subaffittare/gestione ecc.), alcune cose sono state lasciate alla libera interpretazione; non ci hanno detto che le lavatrici sono in un altro palazzo, due piani sottoterra e che devono essere pagate</text:p>
          <text:list>
            <text:list-item>
              <text:p text:style-name="P77" loext:marker-style-name="T2">qualcuno si è lamentato? no, è una cosa comune che succede, però si poteva spiegare meglio<text:span text:style-name="T2"/></text:p>
            </text:list-item>
          </text:list>
        </text:list-item>
        <text:list-item>
          <text:p text:style-name="P76">Possibiltà di visitare la stanza, mappa 3D sul sito della sistemazione</text:p>
        </text:list-item>
        <text:list-item>
          <text:p text:style-name="P78">Contatti difficili con proprietari che raccontano le loro verità. Il primo appartamento molto più piccolo di quello che mi aspettavo (piccolissimo). Il secondo la proprietaria molto invadente</text:p>
        </text:list-item>
      </text:list>
      <text:p text:style-name="P12">24) Nella valutazione della tua abitazione con chi hai interagito? Direttamente con il proprietario/la persona responsabile dell’abitazione o sono stati utilizzati dei mezzi alternativi?</text:p>
      <text:list text:style-name="WWNum6">
        <text:list-item>
          <text:p text:style-name="P79" loext:marker-style-name="T2">Non direttamente con il proprietario, ma tramite un mediatore<text:span text:style-name="T2"/></text:p>
        </text:list-item>
        <text:list-item>
          <text:p text:style-name="P80" loext:marker-style-name="T2">no, ho mandato un form e poi una <text:span text:style-name="T3">mail che non avevo visto</text:span>. l’università ha comunque inviato un’altra mail, notando che non l’avevo letta; l<text:span text:style-name="T3">a comunicazione è </text:span><text:soft-page-break/><text:span text:style-name="T3">abbastanza tempestiva</text:span>;quando ho pagato però non hanno mai risposto, ho dovuto rimandare un’altra mail per la conferma del pagamento; non sempre l’università è raggiungibile e non sempre è sul pezzo riguardo ciò che succede; avevo trovato prima un’altra casa da subaffittare, sono passato subito al contratto (tramite WhatsApp), è stato gestito in maniera professionale, senza lasciare dubbi/nascondere qualcosa, <text:span text:style-name="T3">buona trasparenza</text:span></text:p>
        </text:list-item>
        <text:list-item>
          <text:p text:style-name="P80" loext:marker-style-name="T2">La piattaforma<text:span text:style-name="T2"/></text:p>
        </text:list-item>
        <text:list-item>
          <text:p text:style-name="P81">Con il secondo direttamente con la proprietaria, nel primo c’era un intermediario</text:p>
        </text:list-item>
      </text:list>
      <text:p text:style-name="P12">25) Hai avuto la possibilità di confrontarti con persone che hanno fatto esperienza della tua stessa soluzione abitativa? Pensi avrebbe potuto in qualche modo migliorare la tua esperienza o aiutarti nella scelta?</text:p>
      <text:list text:style-name="WWNum5">
        <text:list-item>
          <text:p text:style-name="P82" loext:marker-style-name="T2">Non ho avuto nessun confronto<text:span text:style-name="T2"/></text:p>
        </text:list-item>
        <text:list-item>
          <text:p text:style-name="P83" loext:marker-style-name="T2">un mio amico era in uno studentato qui a Zurigo un anno fa, l’ambiente era molto bello, spazi ben tenuti, specialmente con quel prezzo era un affare; mi ha rassicurato, non avevo altre informazioni; sapevo che era un’alternativa molto valida<text:span text:style-name="T2"/></text:p>
          <text:list>
            <text:list-item>
              <text:p text:style-name="P84" loext:marker-style-name="T2">quindi la Svizzera è un’opzione molto richiesta? sì, specialmente dagli studenti<text:span text:style-name="T2"/></text:p>
            </text:list-item>
          </text:list>
        </text:list-item>
        <text:list-item>
          <text:p text:style-name="P83">Un suo amico ha scelto il collegio dei salesiani</text:p>
        </text:list-item>
        <text:list-item>
          <text:p text:style-name="P85">Non ho mai parlato con nessuno e le volte che ho provato a contattare sono stata ignorato (ho capito il perché). Sicuramente poterci parlare o aver avuto un avviso mi avrebbe aiutata.</text:p>
        </text:list-item>
      </text:list>
      <text:p text:style-name="P12">26) Hai avuto la possibilità di visionare l’abitazione prima di sceglierla in maniera definitiva?</text:p>
      <text:list text:style-name="WWNum14">
        <text:list-item>
          <text:p text:style-name="P86" loext:marker-style-name="T2">Sì<text:span text:style-name="T2"/></text:p>
        </text:list-item>
        <text:list-item>
          <text:p text:style-name="P87" loext:marker-style-name="T2">no, avevo solo l’indirizzo e una vaga idea di ciò che sarebbe stato; solo una persona (che era già nello studentato) gli ha fatto un video tour della stanza<text:span text:style-name="T2"/></text:p>
          <text:list>
            <text:list-item>
              <text:p text:style-name="P88" loext:marker-style-name="T2">avresti voluto sapere di più? sapevo com’era in generale, quindi non mi preoccupava, mi aspettavo in realtà che fossero meno forniti. riguardo le camere volevo sapere come fossero i bagni e le docce.<text:span text:style-name="T2"/></text:p>
            </text:list-item>
            <text:list-item>
              <text:p text:style-name="P88" loext:marker-style-name="T2">era come immaginavi? si, nella media<text:span text:style-name="T2"/></text:p>
            </text:list-item>
          </text:list>
        </text:list-item>
        <text:list-item>
          <text:p text:style-name="P87" loext:marker-style-name="T2">(non ha risposto)<text:span text:style-name="T2"/></text:p>
        </text:list-item>
        <text:list-item>
          <text:p text:style-name="P89">Sì, poi per motivi di tempistiche la visita ha sempre conciso con l’entrata in casa (poco spazio di scelta)</text:p>
        </text:list-item>
      </text:list>
      <text:p text:style-name="P12">27) Pensi che la tua abitazione valga i soldi che spendi?</text:p>
      <text:list text:style-name="WWNum10">
        <text:list-item>
          <text:p text:style-name="P90" loext:marker-style-name="T2">Penso di sì<text:span text:style-name="T2"/></text:p>
        </text:list-item>
        <text:list-item>
          <text:p text:style-name="P91" loext:marker-style-name="T2">assolutamente si<text:span text:style-name="T2"/></text:p>
          <text:list>
            <text:list-item>
              <text:p text:style-name="P92" loext:marker-style-name="T2">potrebbe valere di più? confrontando con altre soluzioni, se avessi dovuto spendere 100/200 franchi in più, non mi sarei lamentato; i contratti svizzeri sono molto variabili. sono in una fascia relativamente bassa rispetto al mercato<text:span text:style-name="T2"/></text:p>
            </text:list-item>
          </text:list>
        </text:list-item>
        <text:list-item>
          <text:p text:style-name="P91" loext:marker-style-name="T2">Vorrebbe spendere un po’ meno<text:span text:style-name="T2"/></text:p>
        </text:list-item>
        <text:list-item>
          <text:p text:style-name="P93">In assoluto direi di No, a Milano abbastanza. Vale anche meno della metà se non fosse a Milano</text:p>
        </text:list-item>
      </text:list>
      <text:p text:style-name="P12">28) Ci sono dei servizi che pensi dovresti ricevere per il prezzo che paghi e che invece mancano?</text:p>
      <text:list text:style-name="WWNum13">
        <text:list-item>
          <text:p text:style-name="P94" loext:marker-style-name="T2">Non credo<text:span text:style-name="T2"/></text:p>
        </text:list-item>
        <text:list-item>
          <text:p text:style-name="P95" loext:marker-style-name="T2">per il contesto in cui sono, non penso che servirebbe qualcosa in più; ci sono delle cose che potrebbero essere migliorate, ma non manca nulla<text:span text:style-name="T2"/></text:p>
        </text:list-item>
        <text:list-item>
          <text:p text:style-name="P95" loext:marker-style-name="T2"><text:soft-page-break/>No<text:span text:style-name="T2"/></text:p>
        </text:list-item>
        <text:list-item>
          <text:p text:style-name="P96">Una lavastoviglie e dello spazio in più</text:p>
        </text:list-item>
      </text:list>
      <text:p text:style-name="P12">29) Hai condotto una trattativa oppure hai trovato un prezzo consolidato? IN CASO DI TRATTATIVE ti sei mai sentito poco tutelato o insicuro?</text:p>
      <text:list text:style-name="WWNum29">
        <text:list-item>
          <text:p text:style-name="P97" loext:marker-style-name="T2">Il prezzo era consolidato, nessuna trattativa<text:span text:style-name="T2"/></text:p>
        </text:list-item>
        <text:list-item>
          <text:p text:style-name="P98" loext:marker-style-name="T2">era fisso, non sapevo neanche quanto avrei pagato. ho ricevuto un’offerta e mi hanno detto di spendere questo quantitativo<text:span text:style-name="T2"/></text:p>
        </text:list-item>
        <text:list-item>
          <text:p text:style-name="P98">Nessuna possibilità di trattativa</text:p>
        </text:list-item>
        <text:list-item>
          <text:p text:style-name="P99">Ci sono state trattative per mobili e bollette, ma non per l’affitto. I miei proprietari attuali sono stati abbastanza trasparenti, poche problematiche </text:p>
        </text:list-item>
      </text:list>
      <text:p text:style-name="P12">30) Raccontami un episodio specifico in cui la ricerca dell’alloggio ti ha fatto perdere tempo o ti ha stressato.</text:p>
      <text:list text:style-name="WWNum17">
        <text:list-item>
          <text:p text:style-name="P100" loext:marker-style-name="T2">Penso abbia stressato più i miei genitori e i miei zii<text:span text:style-name="T2"/></text:p>
        </text:list-item>
        <text:list-item>
          <text:p text:style-name="P101" loext:marker-style-name="T2">non ho perso tempo con le persone; in generale però mi ha stressato perché stava già consolidando un contratto per una casa, ma poi è arrivata una comunicazione dall’università e doveva dare conferma entro 2 giorni. quindi c’è stato questo conflitto<text:span text:style-name="T2"/></text:p>
        </text:list-item>
        <text:list-item>
          <text:p text:style-name="P101" loext:marker-style-name="T2">Anche lui ha cercato un opzione dai Salesiani, ambiente meno trasparente che gli ha fatto perdere tempo in quanto non erano chiare delle limitazioni dall’annuncio<text:span text:style-name="T2"/></text:p>
        </text:list-item>
        <text:list-item>
          <text:p text:style-name="P102">Stressato particolarmente: i primi due anni per la scadenza della borsa di studio che mi portavano a limitazioni sul periodo d’affitto. Una volta non sapevo quale trai due appartamenti scegliere dato che per entrambi c’erano molte problematiche sulla gestione e costi d’ingresso (la situazione si è risolta scegliendo il proprietario che mi sembrava più sincero e poi la casa con la struttura migliore).</text:p>
        </text:list-item>
      </text:list>
      <text:p text:style-name="P2" loext:marker-style-name="T4"><text:span text:style-name="T4">Versione 2: se non è uno studente fuorisede (non il target) </text:span><text:span text:style-name="T4"/></text:p>
      <text:p text:style-name="P12">10.c) Sapresti raccontarmi di qualcuno che conosci che ha avuto esperienze negative con i propri coinquilini? </text:p>
      <text:p text:style-name="P12">11.c) Qual è una funzionalità che manca, secondo te, nei siti immobiliari di oggi? Come credi debbano essere migliorati i siti in generale? Sotto quale punto di vista?</text:p>
      <text:p text:style-name="P12">12.c) A parte la convivenza con i coinquilini, quali credi possano essere altri compromessi a cui una persona potrebbe scendere?</text:p>
      <text:p text:style-name="P12">13.c) Cosa dovrebbe essere in grado di fare il nostro sistema per garantire più trasparenza con i locatori?</text:p>
      <text:p text:style-name="P12">14.c) Se ora dovessi cercare una casa in affitto in una città, come ad esempio Milano, come ti comporteresti? Da dove inizieresti la tua ricerca?</text:p>
      <text:p text:style-name="P12">15.c) Immaginati fuorisede. Come pensi cambierebbe nel tuo stile di vita?</text:p>
      <text:p text:style-name="P12"/>
      <text:p text:style-name="normal"/>
      <text:p text:style-name="P2" loext:marker-style-name="T1"><text:span text:style-name="T1">(Ordine risposte: Jessica - Matteo - Nicolò - Nicole )</text:span><text:span text:style-name="T1"/>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9T17:50:03.290506396</dc:date>
    <meta:editing-duration>PT50M55S</meta:editing-duration>
    <meta:editing-cycles>1</meta:editing-cycles>
    <meta:document-statistic meta:table-count="0" meta:image-count="0" meta:object-count="0" meta:page-count="8" meta:paragraph-count="188" meta:word-count="3572" meta:character-count="21465" meta:non-whitespace-character-count="18198"/>
    <meta:generator>LibreOffice/25.2.6.2$Linux_X86_64 LibreOffice_project/520$Build-2</meta:generator>
  </office:meta>
</office:document-meta>
</file>